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1500000276000000D364470966.svm" manifest:media-type=""/>
  <manifest:file-entry manifest:full-path="Pictures/2000000B00000118000000D14A75E07A.svm" manifest:media-type=""/>
  <manifest:file-entry manifest:full-path="Pictures/2000000B0000013D000000D4DDCD8EC1.svm" manifest:media-type=""/>
  <manifest:file-entry manifest:full-path="Pictures/20000010000001BD0000017CEE534209.svm" manifest:media-type=""/>
  <manifest:file-entry manifest:full-path="Pictures/20000010000001980000017901AE5DB3.svm" manifest:media-type=""/>
  <manifest:file-entry manifest:full-path="Pictures/2000001000000190000001798F4BBEE8.svm" manifest:media-type=""/>
  <manifest:file-entry manifest:full-path="Pictures/20000006000000A70000009C8FE11960.svm" manifest:media-type=""/>
  <manifest:file-entry manifest:full-path="Pictures/200000150000028200000139AD3E1BE4.svm" manifest:media-type=""/>
  <manifest:file-entry manifest:full-path="Pictures/2000000B0000011A000000D6FD04B476.svm" manifest:media-type=""/>
  <manifest:file-entry manifest:full-path="Pictures/200000150000028200000139C0F500A5.svm" manifest:media-type=""/>
  <manifest:file-entry manifest:full-path="Pictures/200000150000028200000139600653A1.svm" manifest:media-type=""/>
  <manifest:file-entry manifest:full-path="Pictures/20000015000002A300000139A8D363EC.svm" manifest:media-type=""/>
  <manifest:file-entry manifest:full-path="Pictures/20000015000002CB00000139F0916B24.svm" manifest:media-type=""/>
  <manifest:file-entry manifest:full-path="Pictures/20000010000001990000017E13D686B3.svm" manifest:media-type=""/>
  <manifest:file-entry manifest:full-path="Pictures/200000100000015F000000260A1E04D4.svm" manifest:media-type=""/>
  <manifest:file-entry manifest:full-path="Pictures/200000150000025B000001391B6E6587.svm" manifest:media-type=""/>
  <manifest:file-entry manifest:full-path="Pictures/200000150000025B000001396420538E.svm" manifest:media-type=""/>
  <manifest:file-entry manifest:full-path="Pictures/200000150000025B00000139F56436B9.svm" manifest:media-type=""/>
  <manifest:file-entry manifest:full-path="Pictures/2000000B00000110000000D1E6D99E7A.svm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2cm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arrow">
      <style:graphic-properties draw:textarea-vertical-align="middle"/>
    </style:style>
    <style:style style:name="gr5" style:family="graphic" style:parent-style-name="standard">
      <style:graphic-properties svg:stroke-width="0.03cm" svg:stroke-color="#000000" draw:marker-start-width="0.245cm" draw:marker-end-width="0.245cm" draw:fill="none" draw:textarea-vertical-align="middle" draw:auto-grow-height="false" fo:min-height="0.749cm" fo:min-width="0.499cm" fo:padding-top="0.14cm" fo:padding-bottom="0.14cm" fo:padding-left="0.265cm" fo:padding-right="0.265cm"/>
    </style:style>
    <style:style style:name="gr6" style:family="graphic" style:parent-style-name="objectwithoutfill">
      <style:graphic-properties draw:stroke="dash" draw:stroke-dash="Fine_20_Dashed_20__28_var_29_" draw:marker-end="Arrow" draw:fill="none" draw:textarea-vertical-align="middle"/>
    </style:style>
    <style:style style:name="gr7" style:family="graphic" style:parent-style-name="Object_20_with_20_no_20_fill_20_and_20_no_20_line">
      <style:graphic-properties TexMathsArgs="18§inline§Y^{(1)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TexMathsArgs="18§inline§Y^{(2)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TexMathsArgs="18§inline§Y^{(3)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TexMathsArgs="18§inline§\cdots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TexMathsArgs="18§inline§Y^{(R)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TexMathsArgs="18§inline§{X}^{(R)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TexMathsArgs="18§inline§{X}^{(3)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TexMathsArgs="18§inline§{X}^{(2)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TexMathsArgs="18§inline§{X}^{(1)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TexMathsArgs="18§inline§\mathbb{\nu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TexMathsArgs="18§inline§{\tilde{X}}_1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TexMathsArgs="18§inline§{\tilde{X}}_2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TexMathsArgs="18§inline§{\tilde{X}}_3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TexMathsArgs="18§inline§{\tilde{X}}_n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TexMathsArgs="18§inline§\nu_n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TexMathsArgs="18§inline§\nu_3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TexMathsArgs="18§inline§\nu_2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TexMathsArgs="18§inline§\nu_1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">
      <style:graphic-properties TexMathsArgs="18§inline§\nu_{\text{new}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color="#e6e6e6"/>
    </style:style>
    <style:style style:name="P2" style:family="paragraph">
      <style:paragraph-properties fo:text-align="center"/>
    </style:style>
    <style:style style:name="T1" style:family="text">
      <style:text-properties fo:color="#e6e6e6" fo:font-size="40pt" style:font-size-asian="40pt" style:font-size-complex="40pt"/>
    </style:style>
    <style:style style:name="T2" style:family="text">
      <style:text-properties fo:color="#e6e6e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266cm" svg:height="1.826cm" svg:x="0.121cm" svg:y="5.218cm">
          <draw:text-box>
            <text:p text:style-name="P1"><text:span text:style-name="T1">GIRAFFE</text:span><text:span text:style-name="T2">!!!!</text:span></text:p>
          </draw:text-box>
        </draw:frame>
        <draw:custom-shape draw:style-name="gr2" draw:text-style-name="P2" draw:layer="layout" svg:width="5.766cm" svg:height="0.944cm" svg:x="2.312cm" svg:y="3.5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8.478cm" svg:height="1.11cm" svg:x="1.265cm" svg:y="1.6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8.478cm" svg:height="1.11cm" svg:x="1.266cm" svg:y="0.1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2.036cm" svg:y1="0.989cm" svg:x2="2.069cm" svg:y2="1.911cm" svg:d="m2036 989 33 922" svg:viewBox="0 0 34 923">
          <text:p/>
        </draw:connector>
        <draw:connector draw:style-name="gr4" draw:text-style-name="P2" draw:layer="layout" draw:type="line" svg:x1="8.902cm" svg:y1="0.992cm" svg:x2="8.932cm" svg:y2="1.915cm" svg:d="m8902 992 30 923" svg:viewBox="0 0 31 924">
          <text:p/>
        </draw:connector>
        <draw:connector draw:style-name="gr4" draw:text-style-name="P2" draw:layer="layout" draw:type="line" svg:x1="8.932cm" svg:y1="2.594cm" svg:x2="7.547cm" svg:y2="3.636cm" svg:d="m8932 2594-1385 1042" svg:viewBox="0 0 1386 1043">
          <text:p/>
        </draw:connector>
        <draw:connector draw:style-name="gr4" draw:text-style-name="P2" draw:layer="layout" draw:type="line" svg:x1="8.932cm" svg:y1="2.594cm" svg:x2="5.169cm" svg:y2="3.604cm" svg:d="m8932 2594-3763 1010" svg:viewBox="0 0 3764 1011">
          <text:p/>
        </draw:connector>
        <draw:connector draw:style-name="gr4" draw:text-style-name="P2" draw:layer="layout" draw:type="line" svg:x1="3.425cm" svg:y1="2.591cm" svg:x2="5.169cm" svg:y2="3.604cm" svg:d="m3425 2591 1744 1013" svg:viewBox="0 0 1745 1014">
          <text:p/>
        </draw:connector>
        <draw:connector draw:style-name="gr4" draw:text-style-name="P2" draw:layer="layout" draw:type="line" svg:x1="4.869cm" svg:y1="2.592cm" svg:x2="2.917cm" svg:y2="3.604cm" svg:d="m4869 2592-1952 1012" svg:viewBox="0 0 1953 1013">
          <text:p/>
        </draw:connector>
        <draw:custom-shape draw:style-name="gr5" draw:text-style-name="P2" draw:layer="layout" svg:width="0.548cm" svg:height="6.018cm" draw:transform="rotate (-1.5707963267949) translate (8.204cm 5.82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4" draw:text-style-name="P2" draw:layer="layout" draw:type="line" svg:x1="4.838cm" svg:y1="0.991cm" svg:x2="4.869cm" svg:y2="1.913cm" svg:d="m4838 991 31 922" svg:viewBox="0 0 32 923">
          <text:p/>
        </draw:connector>
        <draw:connector draw:style-name="gr4" draw:text-style-name="P2" draw:layer="layout" draw:type="line" svg:x1="3.437cm" svg:y1="0.99cm" svg:x2="3.425cm" svg:y2="1.912cm" svg:d="m3437 990-12 922" svg:viewBox="0 0 13 923">
          <text:p/>
        </draw:connector>
        <draw:connector draw:style-name="gr4" draw:text-style-name="P2" draw:layer="layout" draw:type="line" svg:x1="2.069cm" svg:y1="2.59cm" svg:x2="4.043cm" svg:y2="3.604cm" svg:d="m2069 2590 1974 1014" svg:viewBox="0 0 1975 1015">
          <text:p/>
        </draw:connector>
        <draw:connector draw:style-name="gr4" draw:text-style-name="P2" draw:layer="layout" draw:type="line" svg:x1="3.425cm" svg:y1="2.591cm" svg:x2="4.043cm" svg:y2="3.604cm" svg:d="m3425 2591 618 1013" svg:viewBox="0 0 619 1014">
          <text:p/>
        </draw:connector>
        <draw:connector draw:style-name="gr4" draw:text-style-name="P2" draw:layer="layout" draw:type="line" svg:x1="4.869cm" svg:y1="2.592cm" svg:x2="7.547cm" svg:y2="3.636cm" svg:d="m4869 2592 2678 1044" svg:viewBox="0 0 2679 1045">
          <text:p/>
        </draw:connector>
        <draw:connector draw:style-name="gr4" draw:text-style-name="P2" draw:layer="layout" draw:type="line" svg:x1="0.546cm" svg:y1="2.241cm" svg:x2="1.265cm" svg:y2="2.224cm" draw:end-shape="id1" draw:end-glue-point="3" svg:d="m546 2241 719-17" svg:viewBox="0 0 720 18">
          <text:p/>
        </draw:connector>
        <draw:connector draw:style-name="gr6" draw:text-style-name="P2" draw:layer="layout" draw:type="curve" svg:x1="4.654cm" svg:y1="6.635cm" svg:x2="0.191cm" svg:y2="2.299cm" draw:start-shape="id2" draw:start-glue-point="3" draw:end-shape="id3" draw:end-glue-point="2" svg:d="m4654 6635c-2976 0-4463-1445-4463-4336" svg:viewBox="0 0 4464 4337">
          <text:p/>
        </draw:connector>
        <draw:custom-shape draw:style-name="gr2" draw:text-style-name="P2" draw:layer="layout" svg:width="5.766cm" svg:height="0.944cm" svg:x="2.302cm" svg:y="4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2.917cm" svg:y1="4.409cm" svg:x2="2.912cm" svg:y2="5.15cm" svg:d="m2917 4409-5 741" svg:viewBox="0 0 6 742">
          <text:p/>
        </draw:connector>
        <draw:connector draw:style-name="gr4" draw:text-style-name="P2" draw:layer="layout" draw:type="line" svg:x1="4.043cm" svg:y1="4.409cm" svg:x2="4.015cm" svg:y2="5.15cm" svg:d="m4043 4409-28 741" svg:viewBox="0 0 29 742">
          <text:p/>
        </draw:connector>
        <draw:connector draw:style-name="gr4" draw:text-style-name="P2" draw:layer="layout" draw:type="line" svg:x1="5.169cm" svg:y1="4.409cm" svg:x2="5.118cm" svg:y2="5.15cm" svg:d="m5169 4409-51 741" svg:viewBox="0 0 52 742">
          <text:p/>
        </draw:connector>
        <draw:connector draw:style-name="gr4" draw:text-style-name="P2" draw:layer="layout" draw:type="line" svg:x1="7.547cm" svg:y1="4.379cm" svg:x2="7.547cm" svg:y2="5.15cm" svg:d="m7547 4379v771" svg:viewBox="0 0 1 772">
          <text:p/>
        </draw:connector>
        <draw:frame draw:style-name="gr7" draw:text-style-name="P2" draw:layer="layout" svg:width="1.084cm" svg:height="0.562cm" svg:x="1.401cm" svg:y="0.31cm">
          <draw:image xlink:href="Pictures/200000150000025B00000139F56436B9.svm" xlink:type="simple" xlink:show="embed" xlink:actuate="onLoad">
            <text:p/>
          </draw:image>
        </draw:frame>
        <draw:frame draw:style-name="gr8" draw:text-style-name="P2" draw:layer="layout" svg:width="1.084cm" svg:height="0.562cm" svg:x="2.802cm" svg:y="0.311cm">
          <draw:image xlink:href="Pictures/200000150000025B000001396420538E.svm" xlink:type="simple" xlink:show="embed" xlink:actuate="onLoad">
            <text:p/>
          </draw:image>
        </draw:frame>
        <draw:frame draw:style-name="gr9" draw:text-style-name="P2" draw:layer="layout" svg:width="1.084cm" svg:height="0.562cm" svg:x="4.203cm" svg:y="0.312cm">
          <draw:image xlink:href="Pictures/200000150000025B000001391B6E6587.svm" xlink:type="simple" xlink:show="embed" xlink:actuate="onLoad">
            <text:p/>
          </draw:image>
        </draw:frame>
        <draw:frame draw:style-name="gr10" draw:text-style-name="P2" draw:layer="layout" svg:width="0.63cm" svg:height="0.067cm" svg:x="6.348cm" svg:y="0.663cm">
          <draw:image xlink:href="Pictures/200000100000015F000000260A1E04D4.svm" xlink:type="simple" xlink:show="embed" xlink:actuate="onLoad">
            <text:p/>
          </draw:image>
        </draw:frame>
        <draw:frame draw:style-name="gr11" draw:text-style-name="P2" draw:layer="layout" svg:width="1.213cm" svg:height="0.562cm" svg:x="8.204cm" svg:y="0.313cm">
          <draw:image xlink:href="Pictures/20000015000002A300000139A8D363EC.svm" xlink:type="simple" xlink:show="embed" xlink:actuate="onLoad">
            <text:p/>
          </draw:image>
        </draw:frame>
        <draw:frame draw:style-name="gr12" draw:text-style-name="P2" draw:layer="layout" svg:width="1.285cm" svg:height="0.562cm" svg:x="8.202cm" svg:y="1.915cm">
          <draw:image xlink:href="Pictures/20000015000002CB00000139F0916B24.svm" xlink:type="simple" xlink:show="embed" xlink:actuate="onLoad">
            <text:p/>
          </draw:image>
        </draw:frame>
        <draw:frame draw:style-name="gr10" draw:text-style-name="P2" draw:layer="layout" svg:width="0.63cm" svg:height="0.067cm" svg:x="6.348cm" svg:y="2.163cm">
          <draw:image xlink:href="Pictures/200000100000015F000000260A1E04D4.svm" xlink:type="simple" xlink:show="embed" xlink:actuate="onLoad">
            <text:p/>
          </draw:image>
        </draw:frame>
        <draw:frame draw:style-name="gr13" draw:text-style-name="P2" draw:layer="layout" svg:width="1.154cm" svg:height="0.562cm" svg:x="4.202cm" svg:y="1.913cm">
          <draw:image xlink:href="Pictures/200000150000028200000139600653A1.svm" xlink:type="simple" xlink:show="embed" xlink:actuate="onLoad">
            <text:p/>
          </draw:image>
        </draw:frame>
        <draw:frame draw:style-name="gr14" draw:text-style-name="P2" draw:layer="layout" svg:width="1.154cm" svg:height="0.562cm" svg:x="2.758cm" svg:y="1.912cm">
          <draw:image xlink:href="Pictures/200000150000028200000139C0F500A5.svm" xlink:type="simple" xlink:show="embed" xlink:actuate="onLoad">
            <text:p/>
          </draw:image>
        </draw:frame>
        <draw:frame draw:style-name="gr15" draw:text-style-name="P2" draw:layer="layout" svg:width="1.154cm" svg:height="0.562cm" svg:x="1.402cm" svg:y="1.911cm">
          <draw:image xlink:href="Pictures/200000150000028200000139AD3E1BE4.svm" xlink:type="simple" xlink:show="embed" xlink:actuate="onLoad">
            <text:p/>
          </draw:image>
        </draw:frame>
        <draw:frame draw:style-name="gr16" draw:text-style-name="P2" xml:id="id3" draw:id="id3" draw:layer="layout" svg:width="0.299cm" svg:height="0.279cm" svg:x="0.042cm" svg:y="2.02cm">
          <draw:image xlink:href="Pictures/20000006000000A70000009C8FE11960.svm" xlink:type="simple" xlink:show="embed" xlink:actuate="onLoad">
            <text:p/>
          </draw:image>
        </draw:frame>
        <draw:frame draw:style-name="gr17" draw:text-style-name="P2" draw:layer="layout" svg:width="0.718cm" svg:height="0.677cm" svg:x="2.473cm" svg:y="3.604cm">
          <draw:image xlink:href="Pictures/2000001000000190000001798F4BBEE8.svm" xlink:type="simple" xlink:show="embed" xlink:actuate="onLoad">
            <text:p/>
          </draw:image>
        </draw:frame>
        <draw:frame draw:style-name="gr18" draw:text-style-name="P2" draw:layer="layout" svg:width="0.733cm" svg:height="0.677cm" svg:x="3.599cm" svg:y="3.604cm">
          <draw:image xlink:href="Pictures/20000010000001980000017901AE5DB3.svm" xlink:type="simple" xlink:show="embed" xlink:actuate="onLoad">
            <text:p/>
          </draw:image>
        </draw:frame>
        <draw:frame draw:style-name="gr19" draw:text-style-name="P2" draw:layer="layout" svg:width="0.734cm" svg:height="0.686cm" svg:x="4.725cm" svg:y="3.604cm">
          <draw:image xlink:href="Pictures/20000010000001990000017E13D686B3.svm" xlink:type="simple" xlink:show="embed" xlink:actuate="onLoad">
            <text:p/>
          </draw:image>
        </draw:frame>
        <draw:frame draw:style-name="gr10" draw:text-style-name="P2" draw:layer="layout" svg:width="0.63cm" svg:height="0.067cm" svg:x="5.85cm" svg:y="4.027cm">
          <draw:image xlink:href="Pictures/200000100000015F000000260A1E04D4.svm" xlink:type="simple" xlink:show="embed" xlink:actuate="onLoad">
            <text:p/>
          </draw:image>
        </draw:frame>
        <draw:frame draw:style-name="gr20" draw:text-style-name="P2" draw:layer="layout" svg:width="0.799cm" svg:height="0.682cm" svg:x="6.976cm" svg:y="3.636cm">
          <draw:image xlink:href="Pictures/20000010000001BD0000017CEE534209.svm" xlink:type="simple" xlink:show="embed" xlink:actuate="onLoad">
            <text:p/>
          </draw:image>
        </draw:frame>
        <draw:frame draw:style-name="gr21" draw:text-style-name="P2" draw:layer="layout" svg:width="0.569cm" svg:height="0.38cm" svg:x="7.166cm" svg:y="5.15cm">
          <draw:image xlink:href="Pictures/2000000B0000013D000000D4DDCD8EC1.svm" xlink:type="simple" xlink:show="embed" xlink:actuate="onLoad">
            <text:p/>
          </draw:image>
        </draw:frame>
        <draw:frame draw:style-name="gr10" draw:text-style-name="P2" draw:layer="layout" svg:width="0.63cm" svg:height="0.067cm" svg:x="5.871cm" svg:y="5.285cm">
          <draw:image xlink:href="Pictures/200000100000015F000000260A1E04D4.svm" xlink:type="simple" xlink:show="embed" xlink:actuate="onLoad">
            <text:p/>
          </draw:image>
        </draw:frame>
        <draw:frame draw:style-name="gr22" draw:text-style-name="P2" draw:layer="layout" svg:width="0.506cm" svg:height="0.383cm" svg:x="4.769cm" svg:y="5.15cm">
          <draw:image xlink:href="Pictures/2000000B0000011A000000D6FD04B476.svm" xlink:type="simple" xlink:show="embed" xlink:actuate="onLoad">
            <text:p/>
          </draw:image>
        </draw:frame>
        <draw:frame draw:style-name="gr23" draw:text-style-name="P2" draw:layer="layout" svg:width="0.502cm" svg:height="0.374cm" svg:x="3.666cm" svg:y="5.15cm">
          <draw:image xlink:href="Pictures/2000000B00000118000000D14A75E07A.svm" xlink:type="simple" xlink:show="embed" xlink:actuate="onLoad">
            <text:p/>
          </draw:image>
        </draw:frame>
        <draw:frame draw:style-name="gr24" draw:text-style-name="P2" draw:layer="layout" svg:width="0.488cm" svg:height="0.374cm" svg:x="2.563cm" svg:y="5.15cm">
          <draw:image xlink:href="Pictures/2000000B00000110000000D1E6D99E7A.svm" xlink:type="simple" xlink:show="embed" xlink:actuate="onLoad">
            <text:p/>
          </draw:image>
        </draw:frame>
        <draw:frame draw:style-name="gr25" draw:text-style-name="P2" xml:id="id2" draw:id="id2" draw:layer="layout" svg:width="1.13cm" svg:height="0.378cm" svg:x="4.654cm" svg:y="6.446cm">
          <draw:image xlink:href="Pictures/2000001500000276000000D364470966.svm" xlink:type="simple" xlink:show="embed" xlink:actuate="onLoad">
            <text:p/>
          </draw:image>
        </draw:frame>
        <draw:line draw:style-name="gr26" draw:text-style-name="P2" draw:layer="layout" svg:x1="0.2cm" svg:y1="6.781cm" svg:x2="0.394cm" svg:y2="6.591cm">
          <text:p/>
        </draw:line>
        <presentation:notes draw:style-name="dp2">
          <draw:page-thumbnail draw:style-name="gr2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rrow" style:family="graphic" style:parent-style-name="objectwithoutfill">
      <style:graphic-properties draw:stroke-dash="Dash_20_2" draw:marker-end="Arrow_20_concave" draw:marker-end-width="0.2cm" draw:fill-gradient-name="Gradient_20_7" draw:fill-hatch-name="Hatching_20_1" draw:fill-image-name="Bitmape_20_1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37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5.1999998092651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88cm" fo:text-indent="0cm"/>
      <style:text-properties fo:font-size="13.300000190734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1cm" fo:text-indent="0cm"/>
      <style:text-properties fo:font-size="11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6cm" fo:text-indent="0cm"/>
      <style:text-properties fo:font-size="9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6cm" fo:text-indent="0cm"/>
      <style:text-properties fo:font-size="9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6cm" fo:text-indent="0cm"/>
      <style:text-properties fo:font-size="9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6cm" fo:text-indent="0cm"/>
      <style:text-properties fo:font-size="9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6cm" fo:text-indent="0cm"/>
      <style:text-properties fo:font-size="9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cm" fo:page-height="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05cm" svg:x="1cm" svg:y="2.668cm"/>
      <draw:page-thumbnail draw:layer="backgroundobjects" svg:width="9.294cm" svg:height="6.505cm" svg:x="1cm" svg:y="10.716cm"/>
      <draw:page-thumbnail draw:layer="backgroundobjects" svg:width="9.294cm" svg:height="6.505cm" svg:x="1cm" svg:y="18.764cm"/>
      <draw:page-thumbnail draw:layer="backgroundobjects" svg:width="9.294cm" svg:height="6.505cm" svg:x="11.295cm" svg:y="2.668cm"/>
      <draw:page-thumbnail draw:layer="backgroundobjects" svg:width="9.294cm" svg:height="6.505cm" svg:x="11.295cm" svg:y="10.716cm"/>
      <draw:page-thumbnail draw:layer="backgroundobjects" svg:width="9.294cm" svg:height="6.505cm" svg:x="11.295cm" svg:y="18.764cm"/>
    </style:handout-master>
    <style:master-page style:name="Default" style:page-layout-name="PM1" draw:style-name="Mdp1">
      <draw:frame presentation:style-name="Default-title" draw:layer="backgroundobjects" svg:width="9cm" svg:height="1.67cm" svg:x="0.5cm" svg:y="0.397cm" presentation:class="title" presentation:placeholder="true">
        <draw:text-box/>
      </draw:frame>
      <draw:frame presentation:style-name="Default-outline1" draw:layer="backgroundobjects" svg:width="8.8cm" svg:height="10.793cm" svg:x="0.5cm" svg:y="2.34cm" presentation:class="outline" presentation:placeholder="true">
        <draw:text-box/>
      </draw:frame>
      <draw:frame presentation:style-name="Mpr1" draw:text-style-name="MP1" draw:layer="backgroundobjects" svg:width="2.33cm" svg:height="0.69cm" svg:x="0.5cm" svg:y="9.1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17cm" svg:height="0.69cm" svg:x="3.42cm" svg:y="9.1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33cm" svg:height="0.69cm" svg:x="7.17cm" svg:y="9.1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13T20:13:18</meta:creation-date>
    <meta:editing-duration>PT28M51S</meta:editing-duration>
    <meta:editing-cycles>17</meta:editing-cycles>
    <dc:date>2014-08-30T21:20:11.085911258</dc:date>
    <meta:generator>LibreOffice/4.1.6.2$Linux_X86_64 LibreOffice_project/410m0$Build-2</meta:generator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